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Code" style:list-style-name="L1"/>
    <style:style style:name="P6" style:family="paragraph" style:parent-style-name="Code" style:list-style-name="L1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1">History<text:tab/>1</text:p>
          <text:p text:style-name="P2">V 0.1.0 30.sep.2023<text:tab/>1</text:p>
          <text:p text:style-name="P1">Intro<text:tab/>1</text:p>
          <text:p text:style-name="P2">Goal<text:tab/>1</text:p>
          <text:p text:style-name="P2">Setup 4 Raspi Imager<text:tab/>1</text:p>
          <text:p text:style-name="P2">Raspi-config<text:tab/>1</text:p>
          <text:p text:style-name="P2">Copy files to target<text:tab/>2</text:p>
          <text:p text:style-name="P2">Run setup script<text:tab/>2</text:p>
          <text:p text:style-name="P1">Questions<text:tab/>2</text:p>
          <text:p text:style-name="P1">Links<text:tab/>3</text:p>
          <text:p text:style-name="P2">Culture<text:tab/>3</text:p>
          <text:p text:style-name="P2">Profiles<text:tab/>3</text:p>
          <text:p text:style-name="P2">Other<text:tab/>3</text:p>
        </text:index-body>
      </text:table-of-content>
      <text:h text:style-name="Heading_20_1" text:outline-level="1">History</text:h>
      <text:h text:style-name="Heading_20_2" text:outline-level="2">V 0.3.0 31.jul.2025</text:h>
      <text:p text:style-name="Text_20_body">Use sshkeys</text:p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<text:soft-page-break/>TimeZone: Eu/Berlin</text:p>
      <text:p text:style-name="Text_20_body">Keyboard; de</text:p>
      <text:p text:style-name="Text_20_body">Services: auth by password</text:p>
      <text:h text:style-name="Heading_20_2" text:outline-level="2">Raspi-config</text:h>
      <text:p text:style-name="Text_20_body"/>
      <text:list xml:id="list3703592948832808200" text:style-name="L1">
        <text:list-item>
          <text:p text:style-name="P6">Display options</text:p>
          <text:list>
            <text:list-item>
              <text:p text:style-name="P6">VNC Reslolution</text:p>
              <text:list>
                <text:list-item>
                  <text:p text:style-name="P5">1280x720</text:p>
                </text:list-item>
              </text:list>
            </text:list-item>
          </text:list>
        </text:list-item>
        <text:list-item>
          <text:p text:style-name="P6">Interface options</text:p>
          <text:list>
            <text:list-item>
              <text:p text:style-name="P6">VNC</text:p>
              <text:list>
                <text:list-item>
                  <text:p text:style-name="P6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-v watchmen.jar install_basics.sh install_services.sh siu.sh siu.cfg siu_load.sh siu.elf zena.sh zena.cfg zena_load.sh marty.elf watchmen.service t0.sh t1.sh %USER%@%TARGET%:~</text:p>
      <text:h text:style-name="Heading_20_3" text:outline-level="3">Make scripts executable</text:h>
      <text:p text:style-name="Code">ssh %USER%@%TARGET% chmod a+rwx *.sh</text:p>
      <text:h text:style-name="Heading_20_2" text:outline-level="2">Execute install_basics.sh script (as root)</text:h>
      <text:p text:style-name="Code">mkdir .ssh<text:line-break/>mv aeningning_sshkey.pub .ssh/authorized_keys<text:line-break/><text:line-break/>chown aeningning:aeningning .ssh/authorized_keys<text:line-break/>chown aeningning:aeningning .ssh<text:line-break/>chmod 600 .ssh/authorized_keys<text:line-break/>chmod 700 .ssh <text:line-break/><text:line-break/><text:line-break/>apt update<text:line-break/>apt upgrade -y<text:line-break/><text:line-break/>apt install ca-certificates-java -y<text:line-break/>apt install openjdk-17-jre -y<text:line-break/>apt install libpangoft2-1.0-0 -y<text:line-break/>apt install libgles-dev -y<text:line-break/><text:soft-page-break/><text:line-break/>apt install openocd -y<text:line-break/><text:line-break/>#apt install x2goserver<text:line-break/><text:line-break/>apt install mc -y<text:line-break/>apt install xoscope -y<text:line-break/><text:line-break/>apt install minicom -y<text:line-break/>apt install telnet -y<text:line-break/><text:line-break/>apt install ser2net -y<text:line-break/><text:line-break/># virtual midi keyboard<text:line-break/>apt install vmpk -y </text:p>
      <text:p text:style-name="P3"/>
      <text:h text:style-name="Heading_20_2" text:outline-level="2">Run setup script</text:h>
      <text:p text:style-name="P3">Activate watchmen</text:p>
      <text:p text:style-name="Code">sudo ./install_services.sh</text:p>
      <text:p text:style-name="P3">Script contains </text:p>
      <text:p text:style-name="Code">sudo cp watchmen.service /lib/systemd/system<text:line-break/>sudo systemctl enable watchmen.service<text:line-break/>sudo systemctl start watchmen.service<text:line-break/>cp tyra.desktop .local/share/applications/tyra.desktop </text:p>
      <text:h text:style-name="Heading_20_3" text:outline-level="3">Last step reboot</text:h>
      <text:p text:style-name="Code">Sudo reboot</text:p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h text:style-name="Heading_20_2" text:outline-level="2">Problems</text:h>
      <text:p text:style-name="P3">xoscope run through x2goserver</text:p>
      <text:h text:style-name="Heading_20_2" text:outline-level="2">Info</text:h>
      <text:p text:style-name="P3">Locatoion of .desktop files</text:p>
      <text:p text:style-name="P3"><text:soft-page-break/>/usr/share/applications<text:line-break/>(created in raspi but empty)</text:p>
      <text:p text:style-name="P3">/usr/local/share/applications<text:line-break/>(not used in raspi)</text:p>
      <text:p text:style-name="P3">~/.local/share/applications<text:line-break/>(created in raspi but empty)</text:p>
      <text:h text:style-name="P4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.odt</text:file-name><text:tab/><text:tab/><text:date style:data-style-name="N75" text:date-value="2025-07-31T17:54:02.07">Jul 31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6H27M29S</meta:editing-duration>
    <meta:editing-cycles>10</meta:editing-cycles>
    <meta:generator>OpenOffice/4.1.15$Win32 OpenOffice.org_project/4115m2$Build-9813</meta:generator>
    <dc:date>2025-07-31T17:54:02.04</dc:date>
    <meta:document-statistic meta:table-count="0" meta:image-count="0" meta:object-count="0" meta:page-count="5" meta:paragraph-count="73" meta:word-count="311" meta:character-count="2305"/>
  </office:meta>
</office:document-meta>
</file>